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hatch-name="Black_20_90_20_Degrees" draw:textarea-vertical-align="middle"/>
    </style:style>
    <style:style style:name="gr2" style:family="graphic" style:parent-style-name="standard">
      <style:graphic-properties draw:fill="hatch" draw:fill-color="#000000" draw:fill-hatch-name="Black_20_45_20_Degrees" draw:textarea-vertical-align="middle" draw:shadow-offset-x="0.203cm" draw:shadow-offset-y="0.203cm"/>
    </style:style>
    <style:style style:name="gr3" style:family="graphic" style:parent-style-name="standard">
      <style:graphic-properties draw:fill="hatch" draw:fill-color="#000000" draw:fill-hatch-name="Black_20_-45_20_Degrees" draw:textarea-vertical-align="middle"/>
    </style:style>
    <style:style style:name="gr4" style:family="graphic" style:parent-style-name="standard">
      <style:graphic-properties draw:fill="hatch" draw:fill-hatch-name="Black_20_0_20_Degrees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6" style:family="graphic" style:parent-style-name="standard">
      <style:graphic-properties draw:fill="solid" draw:fill-color="#729fcf" draw:textarea-vertical-align="middle"/>
    </style:style>
    <style:style style:name="gr7" style:family="graphic" style:parent-style-name="standard">
      <style:graphic-properties svg:stroke-color="#99cccc" draw:fill="solid" draw:fill-color="#ccffff" draw:textarea-vertical-align="middle" draw:shadow-offset-x="0.203cm" draw:shadow-offset-y="0.203cm"/>
    </style:style>
    <style:style style:name="gr8" style:family="graphic" style:parent-style-name="standard">
      <style:graphic-properties svg:stroke-color="#99cc66" draw:fill="solid" draw:fill-color="#669933" draw:textarea-vertical-align="middle"/>
    </style:style>
    <style:style style:name="gr9" style:family="graphic" style:parent-style-name="standard">
      <style:graphic-properties draw:fill="solid" draw:fill-color="#66cc99" draw:textarea-vertical-align="middle"/>
    </style:style>
    <style:style style:name="gr10" style:family="graphic" style:parent-style-name="objectwithoutfill">
      <style:graphic-properties draw:fill="none" draw:fill-color="#729fcf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.396cm" svg:height="1.904cm" svg:x="4.683cm" svg:y="7.604cm" svg:viewBox="0 0 1397 1905" draw:points="1397,0 381,635 0,1905 1270,1143 1397,1143">
          <text:p/>
        </draw:polygon>
        <draw:polygon draw:style-name="gr1" draw:text-style-name="P1" draw:layer="layout" svg:width="1.269cm" svg:height="1.523cm" svg:x="4.556cm" svg:y="11.16cm" svg:viewBox="0 0 1270 1524" draw:points="1270,0 346,508 0,1524 1155,914 1270,914">
          <text:p/>
        </draw:polygon>
        <draw:polygon draw:style-name="gr2" draw:text-style-name="P1" draw:layer="layout" svg:width="2.031cm" svg:height="2.539cm" svg:x="7.985cm" svg:y="6.715cm" svg:viewBox="0 0 2032 2540" draw:points="0,889 0,2540 1524,2540 2032,508 762,0">
          <text:p/>
        </draw:polygon>
        <draw:polygon draw:style-name="gr3" draw:text-style-name="P1" draw:layer="layout" svg:width="2.158cm" svg:height="2.285cm" svg:x="10.779cm" svg:y="6.715cm" svg:viewBox="0 0 2159 2286" draw:points="0,635 600,2286 2159,762 1559,0">
          <text:p/>
        </draw:polygon>
        <draw:polygon draw:style-name="gr4" draw:text-style-name="P1" draw:layer="layout" svg:width="4.444cm" svg:height="2.412cm" svg:x="8.112cm" svg:y="10.271cm" svg:viewBox="0 0 4445 2413" draw:points="0,762 0,2286 3429,2413 4445,635 2794,0">
          <text:p/>
        </draw:polygon>
        <draw:line draw:style-name="gr5" draw:text-style-name="P1" draw:layer="layout" svg:x1="5.318cm" svg:y1="9.509cm" svg:x2="5.318cm" svg:y2="11.287cm">
          <text:p/>
        </draw:line>
        <draw:line draw:style-name="gr5" draw:text-style-name="P1" draw:layer="layout" svg:x1="8.747cm" svg:y1="9.636cm" svg:x2="9.001cm" svg:y2="10.652cm">
          <text:p/>
        </draw:line>
        <draw:line draw:style-name="gr5" draw:text-style-name="P1" draw:layer="layout" svg:x1="12.049cm" svg:y1="8.747cm" svg:x2="11.414cm" svg:y2="10.398cm">
          <text:p/>
        </draw:line>
        <draw:polygon draw:style-name="gr6" draw:text-style-name="P1" draw:layer="layout" svg:width="1.396cm" svg:height="1.904cm" svg:x="4.683cm" svg:y="15.351cm" svg:viewBox="0 0 1397 1905" draw:points="1397,0 381,635 0,1905 1270,1143 1397,1143">
          <text:p/>
        </draw:polygon>
        <draw:polygon draw:style-name="gr6" draw:text-style-name="P1" draw:layer="layout" svg:width="1.269cm" svg:height="1.523cm" svg:x="4.683cm" svg:y="18.907cm" svg:viewBox="0 0 1270 1524" draw:points="1270,0 346,508 0,1524 1155,914 1270,914">
          <text:p/>
        </draw:polygon>
        <draw:polygon draw:style-name="gr7" draw:text-style-name="P1" draw:layer="layout" svg:width="2.031cm" svg:height="2.539cm" svg:x="8.112cm" svg:y="14.462cm" svg:viewBox="0 0 2032 2540" draw:points="0,889 0,2540 1524,2540 2032,508 762,0">
          <text:p/>
        </draw:polygon>
        <draw:polygon draw:style-name="gr8" draw:text-style-name="P1" draw:layer="layout" svg:width="2.158cm" svg:height="2.285cm" svg:x="10.906cm" svg:y="14.462cm" svg:viewBox="0 0 2159 2286" draw:points="0,635 600,2286 2159,762 1559,0">
          <text:p/>
        </draw:polygon>
        <draw:polygon draw:style-name="gr9" draw:text-style-name="P1" draw:layer="layout" svg:width="4.444cm" svg:height="2.412cm" svg:x="8.239cm" svg:y="17.891cm" svg:viewBox="0 0 4445 2413" draw:points="0,762 0,2286 3429,2413 4445,635 2794,0">
          <text:p/>
        </draw:polygon>
        <draw:line draw:style-name="gr10" draw:text-style-name="P1" draw:layer="layout" svg:x1="11.033cm" svg:y1="17.891cm" svg:x2="10.398cm" svg:y2="20.177cm">
          <text:p/>
        </draw:line>
        <draw:line draw:style-name="gr10" draw:text-style-name="P1" draw:layer="layout" svg:x1="4.683cm" svg:y1="17.256cm" svg:x2="4.683cm" svg:y2="20.431cm">
          <text:p/>
        </draw:line>
        <draw:line draw:style-name="gr10" draw:text-style-name="P1" draw:layer="layout" svg:x1="6.08cm" svg:y1="16.494cm" svg:x2="5.953cm" svg:y2="19.796cm">
          <text:p/>
        </draw:line>
        <draw:line draw:style-name="gr10" draw:text-style-name="P1" draw:layer="layout" svg:x1="5.572cm" svg:y1="16.748cm" svg:x2="5.572cm" svg:y2="19.923cm">
          <text:p/>
        </draw:line>
        <draw:line draw:style-name="gr10" draw:text-style-name="P1" draw:layer="layout" svg:x1="5.191cm" svg:y1="17.002cm" svg:x2="5.191cm" svg:y2="20.177cm">
          <text:p/>
        </draw:line>
        <draw:line draw:style-name="gr10" draw:text-style-name="P1" draw:layer="layout" svg:x1="8.112cm" svg:y1="17.002cm" svg:x2="8.239cm" svg:y2="20.177cm">
          <text:p/>
        </draw:line>
        <draw:line draw:style-name="gr10" draw:text-style-name="P1" draw:layer="layout" svg:x1="9.636cm" svg:y1="17.002cm" svg:x2="10.398cm" svg:y2="20.177cm">
          <text:p/>
        </draw:line>
        <draw:line draw:style-name="gr10" draw:text-style-name="P1" draw:layer="layout" svg:x1="10.144cm" svg:y1="14.97cm" svg:x2="11.033cm" svg:y2="17.891cm">
          <text:p/>
        </draw:line>
        <draw:line draw:style-name="gr10" draw:text-style-name="P1" draw:layer="layout" svg:x1="13.065cm" svg:y1="15.224cm" svg:x2="12.684cm" svg:y2="18.526cm">
          <text:p/>
        </draw:line>
        <draw:line draw:style-name="gr10" draw:text-style-name="P1" draw:layer="layout" svg:x1="11.541cm" svg:y1="16.748cm" svg:x2="11.668cm" svg:y2="20.304cm">
          <text:p/>
        </draw:line>
        <draw:line draw:style-name="gr10" draw:text-style-name="P1" draw:layer="layout" svg:x1="10.906cm" svg:y1="15.097cm" svg:x2="10.398cm" svg:y2="20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ul-ubuntu </meta:initial-creator>
    <meta:creation-date>2013-11-12T21:34:11.370424734</meta:creation-date>
    <dc:date>2013-11-12T22:01:50.863978660</dc:date>
    <dc:creator>xul-ubuntu </dc:creator>
    <meta:editing-duration>PT11M8S</meta:editing-duration>
    <meta:editing-cycles>1</meta:editing-cycles>
    <meta:document-statistic meta:object-count="24"/>
    <meta:generator>LibreOffice/4.1.2.3$Linux_X86_64 LibreOffice_project/410m0$Build-3</meta:generator>
  </office:meta>
</office:document-meta>
</file>